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4616d" officeooo:paragraph-rsid="000461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tihan :</text:p>
      <text:p text:style-name="Text_20_body">Fungsi <text:span text:style-name="Source_20_Text">addBinary</text:span> menerima dua parameter berupa string <text:span text:style-name="Source_20_Text">a</text:span> dan <text:span text:style-name="Source_20_Text">b</text:span>, yang masing-masing merepresentasikan bilangan dalam bentuk binary. Fungsi ini akan mengembalikan hasil penjumlahan dari kedua bilangan tersebut dalam format binary.</text:p>
      <text:p text:style-name="Text_20_body">Program menggunakan algoritma penjumlahan yang serupa dengan penjumlahan dalam sistem bilangan desimal, tetapi dilakukan dalam sistem bilangan binary. Program melakukan iterasi dari kanan ke kiri pada string <text:span text:style-name="Source_20_Text">a</text:span> dan <text:span text:style-name="Source_20_Text">b</text:span>, menjumlahkan bit pada setiap posisi, dan menyimpan hasilnya dalam string <text:span text:style-name="Source_20_Text">result</text:span>. Variabel <text:span text:style-name="Source_20_Text">carry</text:span> digunakan untuk menyimpan nilai carry (1 atau 0) selama penjumlahan. Setelah iterasi selesai, hasil akhir yang berupa string <text:span text:style-name="Source_20_Text">result</text:span> akan dikembalikan.</text:p>
      <text:p text:style-name="Text_20_body">Program juga menggunakan fungsi <text:span text:style-name="Source_20_Text">fmt.Sprintf</text:span> untuk memanipulasi string dan memastikan bahwa hasil penjumlahan binary tetap sesuai dengan format yang diharapkan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8T14:24:43.398441159</meta:creation-date>
    <dc:date>2023-07-28T14:25:47.231053312</dc:date>
    <meta:editing-duration>PT1M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4" meta:word-count="116" meta:character-count="858" meta:non-whitespace-character-count="746"/>
  </office:meta>
</office:document-meta>
</file>